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66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1.016cm" svg:x="0.254cm" svg:y="0.254cm">
          <text:p text:style-name="P1">Manage Organization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652cm" svg:height="1.016cm" svg:x="0.254cm" svg:y="1.651cm">
          <text:p text:style-name="P1">Organizations you ow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652cm" svg:height="1.016cm" svg:x="0.254cm" svg:y="2.794cm">
          <text:p text:style-name="P2"><text:span text:style-name="T1">Personal (Default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652cm" svg:height="1.016cm" svg:x="0.254cm" svg:y="3.81cm">
          <text:p text:style-name="P2"><text:span text:style-name="T1">Musty Mayo Shop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652cm" svg:height="1.016cm" svg:x="0.254cm" svg:y="4.826cm">
          <text:p text:style-name="P1">Organizations you ow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652cm" svg:height="1.016cm" svg:x="0.254cm" svg:y="5.842cm">
          <text:p text:style-name="P2"><text:span text:style-name="T1">USB Bit Bashing Compan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652cm" svg:height="1.016cm" svg:x="0.254cm" svg:y="4.826cm">
          <text:p text:style-name="P2"><text:span text:style-name="T1">Pizza International Corp.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016cm" svg:x="8.763cm" svg:y="2.794cm">
          <text:p text:style-name="P1">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016cm" svg:x="8.763cm" svg:y="3.81cm">
          <text:p text:style-name="P1">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016cm" svg:x="8.763cm" svg:y="4.826cm">
          <text:p text:style-name="P1">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016cm" svg:x="8.763cm" svg:y="5.842cm">
          <text:p text:style-name="P1"> 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1.016cm" svg:x="7.62cm" svg:y="3.81cm">
          <text:p text:style-name="P1"> 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1.016cm" svg:x="7.62cm" svg:y="4.826cm">
          <text:p text:style-name="P1"> 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1.016cm" svg:x="7.62cm" svg:y="5.842cm">
          <text:p text:style-name="P1"> 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19:05:49.356696743</meta:creation-date>
    <dc:date>2014-11-17T19:30:31.836798838</dc:date>
    <meta:editing-duration>PT9M32S</meta:editing-duration>
    <meta:editing-cycles>2</meta:editing-cycles>
    <meta:generator>LibreOffice/4.2.7.2$Linux_X86_64 LibreOffice_project/420$Build-2</meta:generator>
    <meta:document-statistic meta:object-count="14"/>
  </office:meta>
</office:document-meta>
</file>